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Heading_20_2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Heading_20_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Heading_20_2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Heading_20_2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er_key_raw_byt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31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row table:style-name="ro1">
          <table:table-cell/>
          <table:table-cell table:style-name="ce25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3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3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3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3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3"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3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3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3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OL_D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_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MI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ROG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2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3"/>ES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4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5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6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7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8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3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4"/>F9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0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De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~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3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-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Home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Tab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4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5"/>Q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W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E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R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Y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U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I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O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[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]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\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g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Caps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A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S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D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F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H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J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K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;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'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Enter (single)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gD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hfi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Z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V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B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4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5"/>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M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.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/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 (single)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1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2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3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End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tr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LF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2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Meta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LAl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4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Al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tSc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Ctr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RF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Lef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2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Dow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igh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 table:number-rows-repeated="104846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0:40:49.198835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22T10:52:40.747049884</dc:date>
    <meta:editing-duration>PT50M5S</meta:editing-duration>
    <meta:editing-cycles>26</meta:editing-cycles>
    <meta:generator>LibreOffice/6.4.5.2$Linux_X86_64 LibreOffice_project/a726b36747cf2001e06b58ad5db1aa3a9a1872d6</meta:generator>
    <meta:document-statistic meta:table-count="1" meta:cell-count="6508" meta:object-count="0"/>
  </office:meta>
</office:document-meta>
</file>